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ac6a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b5999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f27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5d8a4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608b0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0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61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608b0f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3a4d7" officeooo:paragraph-rsid="0063a4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8a441" officeooo:paragraph-rsid="0068a441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13b1f0"/>
    </style:style>
    <style:style style:name="T8" style:family="text">
      <style:text-properties fo:color="#c9211e" loext:opacity="100%" style:font-name="Futura Std Condensed1" officeooo:rsid="005170e5"/>
    </style:style>
    <style:style style:name="T9" style:family="text">
      <style:text-properties fo:color="#c9211e" loext:opacity="100%" style:font-name="Futura Std Condensed1" officeooo:rsid="00551542"/>
    </style:style>
    <style:style style:name="T10" style:family="text">
      <style:text-properties fo:color="#c9211e" loext:opacity="100%" style:font-name="Futura Std Condensed"/>
    </style:style>
    <style:style style:name="T11" style:family="text">
      <style:text-properties fo:color="#c9211e" loext:opacity="100%" style:font-name="Futura Std Condensed" officeooo:rsid="0012957f"/>
    </style:style>
    <style:style style:name="T12" style:family="text">
      <style:text-properties fo:color="#c9211e" loext:opacity="100%" style:font-name="Futura Std Condensed" officeooo:rsid="000f8f6a"/>
    </style:style>
    <style:style style:name="T13" style:family="text">
      <style:text-properties fo:color="#c9211e" loext:opacity="100%" style:font-name="Futura Std Condensed" officeooo:rsid="000dbedd"/>
    </style:style>
    <style:style style:name="T14" style:family="text">
      <style:text-properties fo:color="#c9211e" loext:opacity="100%" style:font-name="Futura Std Condensed" officeooo:rsid="000e06bf"/>
    </style:style>
    <style:style style:name="T15" style:family="text">
      <style:text-properties fo:color="#c9211e" loext:opacity="100%" style:font-name="Futura Std Condensed" officeooo:rsid="001362f7"/>
    </style:style>
    <style:style style:name="T16" style:family="text">
      <style:text-properties fo:color="#c9211e" loext:opacity="100%" style:font-name="Futura Std Condensed" officeooo:rsid="0013b1f0"/>
    </style:style>
    <style:style style:name="T17" style:family="text">
      <style:text-properties fo:color="#c9211e" loext:opacity="100%" style:font-name="Futura Std Condensed" officeooo:rsid="0014442c"/>
    </style:style>
    <style:style style:name="T18" style:family="text">
      <style:text-properties fo:color="#c9211e" loext:opacity="100%" style:font-name="Futura Std Condensed" officeooo:rsid="00145467"/>
    </style:style>
    <style:style style:name="T19" style:family="text">
      <style:text-properties fo:color="#c9211e" loext:opacity="100%" style:font-name="Futura Std Condensed" officeooo:rsid="00155c6b"/>
    </style:style>
    <style:style style:name="T20" style:family="text">
      <style:text-properties fo:color="#c9211e" loext:opacity="100%" style:font-name="Futura Std Condensed" officeooo:rsid="0018b4d5"/>
    </style:style>
    <style:style style:name="T21" style:family="text">
      <style:text-properties fo:color="#c9211e" loext:opacity="100%" style:font-name="Futura Std Condensed" officeooo:rsid="0018c4ea"/>
    </style:style>
    <style:style style:name="T22" style:family="text">
      <style:text-properties fo:color="#c9211e" loext:opacity="100%" style:font-name="Futura Std Condensed" officeooo:rsid="001a20db"/>
    </style:style>
    <style:style style:name="T23" style:family="text">
      <style:text-properties fo:color="#c9211e" loext:opacity="100%" style:font-name="Futura Std Condensed" officeooo:rsid="001c6e04"/>
    </style:style>
    <style:style style:name="T24" style:family="text">
      <style:text-properties fo:color="#c9211e" loext:opacity="100%" style:font-name="Futura Std Condensed" officeooo:rsid="001d91d9"/>
    </style:style>
    <style:style style:name="T25" style:family="text">
      <style:text-properties fo:color="#c9211e" loext:opacity="100%" style:font-name="Futura Std Condensed" officeooo:rsid="00202faa"/>
    </style:style>
    <style:style style:name="T26" style:family="text">
      <style:text-properties fo:color="#c9211e" loext:opacity="100%" style:font-name="Futura Std Condensed" officeooo:rsid="002104e7"/>
    </style:style>
    <style:style style:name="T27" style:family="text">
      <style:text-properties fo:color="#c9211e" loext:opacity="100%" style:font-name="Futura Std Condensed" officeooo:rsid="001ec6f4"/>
    </style:style>
    <style:style style:name="T28" style:family="text">
      <style:text-properties fo:color="#c9211e" loext:opacity="100%" style:font-name="Futura Std Condensed" officeooo:rsid="002b15d7"/>
    </style:style>
    <style:style style:name="T29" style:family="text">
      <style:text-properties fo:color="#c9211e" loext:opacity="100%" style:font-name="Futura Std Condensed" officeooo:rsid="00324fc3"/>
    </style:style>
    <style:style style:name="T30" style:family="text">
      <style:text-properties fo:color="#c9211e" loext:opacity="100%" style:font-name="Futura Std Condensed" officeooo:rsid="003600f1"/>
    </style:style>
    <style:style style:name="T31" style:family="text">
      <style:text-properties fo:color="#c9211e" loext:opacity="100%" style:font-name="Futura Std Condensed" officeooo:rsid="00254600"/>
    </style:style>
    <style:style style:name="T32" style:family="text">
      <style:text-properties fo:color="#c9211e" loext:opacity="100%" style:font-name="Futura Std Condensed" officeooo:rsid="00271d54"/>
    </style:style>
    <style:style style:name="T33" style:family="text">
      <style:text-properties fo:color="#c9211e" loext:opacity="100%" style:font-name="Futura Std Condensed" officeooo:rsid="00291794"/>
    </style:style>
    <style:style style:name="T34" style:family="text">
      <style:text-properties fo:color="#c9211e" loext:opacity="100%" style:font-name="Futura Std Condensed" officeooo:rsid="002c96b5"/>
    </style:style>
    <style:style style:name="T35" style:family="text">
      <style:text-properties fo:color="#c9211e" loext:opacity="100%" style:font-name="Futura Std Condensed" officeooo:rsid="002f6e18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40" style:family="text">
      <style:text-properties fo:color="#c9211e" loext:opacity="100%" style:font-name="Futura Std Condensed" officeooo:rsid="0030d81e"/>
    </style:style>
    <style:style style:name="T41" style:family="text">
      <style:text-properties fo:color="#c9211e" loext:opacity="100%" style:font-name="Futura Std Condensed" officeooo:rsid="0035b9c5"/>
    </style:style>
    <style:style style:name="T42" style:family="text">
      <style:text-properties fo:color="#c9211e" loext:opacity="100%" style:font-name="Futura Std Condensed" officeooo:rsid="003666e8"/>
    </style:style>
    <style:style style:name="T43" style:family="text">
      <style:text-properties fo:color="#c9211e" loext:opacity="100%" style:font-name="Futura Std Condensed" officeooo:rsid="003e9bc7"/>
    </style:style>
    <style:style style:name="T44" style:family="text">
      <style:text-properties fo:color="#c9211e" loext:opacity="100%" style:font-name="Futura Std Condensed" officeooo:rsid="004190e1"/>
    </style:style>
    <style:style style:name="T45" style:family="text">
      <style:text-properties fo:color="#c9211e" loext:opacity="100%" style:font-name="Futura Std Condensed" officeooo:rsid="0043e337"/>
    </style:style>
    <style:style style:name="T46" style:family="text">
      <style:text-properties fo:color="#c9211e" loext:opacity="100%" style:font-name="Futura Std Condensed" officeooo:rsid="0048922a"/>
    </style:style>
    <style:style style:name="T47" style:family="text">
      <style:text-properties fo:color="#c9211e" loext:opacity="100%" style:font-name="Futura Std Condensed" style:text-underline-style="none" officeooo:rsid="003b41f1"/>
    </style:style>
    <style:style style:name="T48" style:family="text">
      <style:text-properties fo:color="#c9211e" loext:opacity="100%" style:font-name="Futura Std Condensed" officeooo:rsid="004b5574"/>
    </style:style>
    <style:style style:name="T49" style:family="text">
      <style:text-properties fo:color="#c9211e" loext:opacity="100%" style:font-name="Futura Std Condensed" officeooo:rsid="004e68bd"/>
    </style:style>
    <style:style style:name="T50" style:family="text">
      <style:text-properties fo:color="#c9211e" loext:opacity="100%" style:font-name="Futura Std Condensed" officeooo:rsid="004f4fd7"/>
    </style:style>
    <style:style style:name="T51" style:family="text">
      <style:text-properties fo:color="#c9211e" loext:opacity="100%" style:font-name="Futura Std Condensed" officeooo:rsid="00509422"/>
    </style:style>
    <style:style style:name="T52" style:family="text">
      <style:text-properties fo:color="#c9211e" loext:opacity="100%" style:font-name="Futura Std Condensed" officeooo:rsid="005170e5"/>
    </style:style>
    <style:style style:name="T53" style:family="text">
      <style:text-properties fo:color="#c9211e" loext:opacity="100%" style:font-name="Futura Std Condensed" officeooo:rsid="00530c9e"/>
    </style:style>
    <style:style style:name="T54" style:family="text">
      <style:text-properties fo:color="#c9211e" loext:opacity="100%" style:font-name="Futura Std Condensed" officeooo:rsid="0058a901"/>
    </style:style>
    <style:style style:name="T55" style:family="text">
      <style:text-properties fo:color="#c9211e" loext:opacity="100%" style:font-name="Futura Std Condensed" officeooo:rsid="005a3f3b"/>
    </style:style>
    <style:style style:name="T56" style:family="text">
      <style:text-properties fo:color="#c9211e" loext:opacity="100%" style:font-name="Futura Std Condensed" officeooo:rsid="005a6b4c"/>
    </style:style>
    <style:style style:name="T57" style:family="text">
      <style:text-properties fo:color="#c9211e" loext:opacity="100%" style:font-name="Futura Std Condensed" officeooo:rsid="005ac6ad"/>
    </style:style>
    <style:style style:name="T58" style:family="text">
      <style:text-properties fo:color="#c9211e" loext:opacity="100%" style:font-name="Futura Std Condensed" officeooo:rsid="005ad40e"/>
    </style:style>
    <style:style style:name="T59" style:family="text">
      <style:text-properties fo:color="#c9211e" loext:opacity="100%" style:font-name="Futura Std Condensed" officeooo:rsid="005b5999"/>
    </style:style>
    <style:style style:name="T60" style:family="text">
      <style:text-properties fo:color="#c9211e" loext:opacity="100%" style:font-name="Futura Std Condensed" officeooo:rsid="005c7fa8"/>
    </style:style>
    <style:style style:name="T61" style:family="text">
      <style:text-properties fo:color="#c9211e" loext:opacity="100%" style:font-name="Futura Std Condensed" officeooo:rsid="005d8a45"/>
    </style:style>
    <style:style style:name="T62" style:family="text">
      <style:text-properties fo:color="#c9211e" loext:opacity="100%" style:font-name="Futura Std Condensed" officeooo:rsid="005f27d7"/>
    </style:style>
    <style:style style:name="T63" style:family="text">
      <style:text-properties fo:color="#c9211e" loext:opacity="100%" style:font-name="Futura Std Condensed" officeooo:rsid="00608b0f"/>
    </style:style>
    <style:style style:name="T64" style:family="text">
      <style:text-properties fo:color="#c9211e" loext:opacity="100%" style:font-name="Futura Std Condensed" officeooo:rsid="0061e677"/>
    </style:style>
    <style:style style:name="T65" style:family="text">
      <style:text-properties fo:color="#c9211e" loext:opacity="100%" fo:font-size="16pt" officeooo:rsid="00509422" style:font-size-asian="16pt" style:font-size-complex="16pt"/>
    </style:style>
    <style:style style:name="T66" style:family="text">
      <style:text-properties fo:color="#c9211e" loext:opacity="100%" fo:font-size="16pt" officeooo:rsid="005a6b4c" style:font-size-asian="16pt" style:font-size-complex="16pt"/>
    </style:style>
    <style:style style:name="T67" style:family="text">
      <style:text-properties fo:color="#c9211e" loext:opacity="100%" officeooo:rsid="005d8a45"/>
    </style:style>
    <style:style style:name="T68" style:family="text">
      <style:text-properties fo:color="#c9211e" loext:opacity="100%" officeooo:rsid="0051c2f4"/>
    </style:style>
    <style:style style:name="T69" style:family="text">
      <style:text-properties fo:color="#c9211e" loext:opacity="100%" style:text-underline-style="solid" style:text-underline-width="auto" style:text-underline-color="font-color" officeooo:rsid="0053acd1"/>
    </style:style>
    <style:style style:name="T70" style:family="text">
      <style:text-properties fo:color="#c9211e" loext:opacity="100%" style:text-underline-style="solid" style:text-underline-width="auto" style:text-underline-color="font-color" officeooo:rsid="005b5999"/>
    </style:style>
    <style:style style:name="T71" style:family="text">
      <style:text-properties fo:color="#c9211e" loext:opacity="100%" style:text-underline-style="solid" style:text-underline-width="auto" style:text-underline-color="font-color" officeooo:rsid="005f27d7"/>
    </style:style>
    <style:style style:name="T72" style:family="text">
      <style:text-properties fo:color="#c9211e" loext:opacity="100%" officeooo:rsid="0053acd1"/>
    </style:style>
    <style:style style:name="T73" style:family="text">
      <style:text-properties fo:color="#c9211e" loext:opacity="100%" officeooo:rsid="00608b0f"/>
    </style:style>
    <style:style style:name="T74" style:family="text">
      <style:text-properties officeooo:rsid="001362f7"/>
    </style:style>
    <style:style style:name="T75" style:family="text">
      <style:text-properties fo:color="#000000" loext:opacity="100%"/>
    </style:style>
    <style:style style:name="T76" style:family="text">
      <style:text-properties fo:color="#000000" loext:opacity="100%" officeooo:rsid="000f8f6a"/>
    </style:style>
    <style:style style:name="T77" style:family="text">
      <style:text-properties fo:color="#000000" loext:opacity="100%" officeooo:rsid="001362f7"/>
    </style:style>
    <style:style style:name="T78" style:family="text">
      <style:text-properties fo:color="#000000" loext:opacity="100%" officeooo:rsid="0013b1f0"/>
    </style:style>
    <style:style style:name="T79" style:family="text">
      <style:text-properties fo:color="#000000" loext:opacity="100%" style:text-underline-style="solid" style:text-underline-width="auto" style:text-underline-color="font-color" officeooo:rsid="0013b1f0"/>
    </style:style>
    <style:style style:name="T80" style:family="text">
      <style:text-properties fo:color="#000000" loext:opacity="100%" style:text-underline-style="solid" style:text-underline-width="auto" style:text-underline-color="font-color" officeooo:rsid="001362f7"/>
    </style:style>
    <style:style style:name="T81" style:family="text">
      <style:text-properties fo:color="#000000" loext:opacity="100%" style:text-underline-style="solid" style:text-underline-width="auto" style:text-underline-color="font-color" officeooo:rsid="0018c4ea"/>
    </style:style>
    <style:style style:name="T82" style:family="text">
      <style:text-properties fo:color="#000000" loext:opacity="100%" style:text-underline-style="solid" style:text-underline-width="auto" style:text-underline-color="font-color" officeooo:rsid="00271d54"/>
    </style:style>
    <style:style style:name="T83" style:family="text">
      <style:text-properties fo:color="#000000" loext:opacity="100%" style:text-underline-style="solid" style:text-underline-width="auto" style:text-underline-color="font-color" officeooo:rsid="002f6e18"/>
    </style:style>
    <style:style style:name="T84" style:family="text">
      <style:text-properties fo:color="#000000" loext:opacity="100%" style:text-underline-style="solid" style:text-underline-width="auto" style:text-underline-color="font-color" officeooo:rsid="001c6e04"/>
    </style:style>
    <style:style style:name="T85" style:family="text">
      <style:text-properties fo:color="#000000" loext:opacity="100%" style:text-underline-style="solid" style:text-underline-width="auto" style:text-underline-color="font-color" officeooo:rsid="004ffb0c"/>
    </style:style>
    <style:style style:name="T86" style:family="text">
      <style:text-properties fo:color="#000000" loext:opacity="100%" style:text-underline-style="solid" style:text-underline-width="auto" style:text-underline-color="font-color" officeooo:rsid="002b15d7"/>
    </style:style>
    <style:style style:name="T87" style:family="text">
      <style:text-properties fo:color="#000000" loext:opacity="100%" style:text-underline-style="solid" style:text-underline-width="auto" style:text-underline-color="font-color" officeooo:rsid="005ac6ad"/>
    </style:style>
    <style:style style:name="T88" style:family="text">
      <style:text-properties fo:color="#000000" loext:opacity="100%" style:text-underline-style="solid" style:text-underline-width="auto" style:text-underline-color="font-color" officeooo:rsid="005f27d7"/>
    </style:style>
    <style:style style:name="T89" style:family="text">
      <style:text-properties fo:color="#000000" loext:opacity="100%" officeooo:rsid="0014442c"/>
    </style:style>
    <style:style style:name="T90" style:family="text">
      <style:text-properties fo:color="#000000" loext:opacity="100%" officeooo:rsid="0018b4d5"/>
    </style:style>
    <style:style style:name="T91" style:family="text">
      <style:text-properties fo:color="#000000" loext:opacity="100%" style:font-name="Futura Std Condensed Light" officeooo:rsid="0035b9c5"/>
    </style:style>
    <style:style style:name="T92" style:family="text">
      <style:text-properties fo:color="#000000" loext:opacity="100%" style:font-name="Futura Std Condensed Light" officeooo:rsid="0057759a"/>
    </style:style>
    <style:style style:name="T93" style:family="text">
      <style:text-properties fo:color="#000000" loext:opacity="100%" style:font-name="Futura Std Condensed Light" officeooo:rsid="0051c2f4"/>
    </style:style>
    <style:style style:name="T94" style:family="text">
      <style:text-properties fo:color="#000000" loext:opacity="100%" style:font-name="Futura Std Condensed Light" officeooo:rsid="00525e1c"/>
    </style:style>
    <style:style style:name="T95" style:family="text">
      <style:text-properties fo:color="#000000" loext:opacity="100%" officeooo:rsid="00271d54"/>
    </style:style>
    <style:style style:name="T96" style:family="text">
      <style:text-properties fo:color="#000000" loext:opacity="100%" officeooo:rsid="002b15d7"/>
    </style:style>
    <style:style style:name="T97" style:family="text">
      <style:text-properties fo:color="#000000" loext:opacity="100%" officeooo:rsid="002c96b5"/>
    </style:style>
    <style:style style:name="T98" style:family="text">
      <style:text-properties fo:color="#000000" loext:opacity="100%" officeooo:rsid="002f6e18"/>
    </style:style>
    <style:style style:name="T99" style:family="text">
      <style:text-properties fo:color="#000000" loext:opacity="100%" officeooo:rsid="0030d81e"/>
    </style:style>
    <style:style style:name="T100" style:family="text">
      <style:text-properties fo:color="#000000" loext:opacity="100%" officeooo:rsid="0031047f"/>
    </style:style>
    <style:style style:name="T101" style:family="text">
      <style:text-properties fo:color="#000000" loext:opacity="100%" officeooo:rsid="00386cd6"/>
    </style:style>
    <style:style style:name="T102" style:family="text">
      <style:text-properties fo:color="#000000" loext:opacity="100%" officeooo:rsid="00425146"/>
    </style:style>
    <style:style style:name="T103" style:family="text">
      <style:text-properties fo:color="#000000" loext:opacity="100%" officeooo:rsid="004f4fd7"/>
    </style:style>
    <style:style style:name="T104" style:family="text">
      <style:text-properties fo:color="#000000" loext:opacity="100%" officeooo:rsid="00530c9e"/>
    </style:style>
    <style:style style:name="T105" style:family="text">
      <style:text-properties fo:color="#000000" loext:opacity="100%" officeooo:rsid="0053acd1"/>
    </style:style>
    <style:style style:name="T106" style:family="text">
      <style:text-properties fo:color="#000000" loext:opacity="100%" officeooo:rsid="001d91d9"/>
    </style:style>
    <style:style style:name="T107" style:family="text">
      <style:text-properties fo:color="#000000" loext:opacity="100%" officeooo:rsid="001c6e04"/>
    </style:style>
    <style:style style:name="T108" style:family="text">
      <style:text-properties fo:color="#000000" loext:opacity="100%" officeooo:rsid="001ec6f4"/>
    </style:style>
    <style:style style:name="T109" style:family="text">
      <style:text-properties fo:color="#000000" loext:opacity="100%" officeooo:rsid="0021ae3f"/>
    </style:style>
    <style:style style:name="T110" style:family="text">
      <style:text-properties fo:color="#000000" loext:opacity="100%" officeooo:rsid="0058a901"/>
    </style:style>
    <style:style style:name="T111" style:family="text">
      <style:text-properties fo:color="#000000" loext:opacity="100%" officeooo:rsid="005ac6ad"/>
    </style:style>
    <style:style style:name="T112" style:family="text">
      <style:text-properties fo:color="#000000" loext:opacity="100%" officeooo:rsid="005ad40e"/>
    </style:style>
    <style:style style:name="T113" style:family="text">
      <style:text-properties fo:color="#000000" loext:opacity="100%" officeooo:rsid="005b5999"/>
    </style:style>
    <style:style style:name="T114" style:family="text">
      <style:text-properties fo:color="#000000" loext:opacity="100%" officeooo:rsid="003666e8"/>
    </style:style>
    <style:style style:name="T115" style:family="text">
      <style:text-properties fo:color="#000000" loext:opacity="100%" officeooo:rsid="005b997c"/>
    </style:style>
    <style:style style:name="T116" style:family="text">
      <style:text-properties fo:color="#000000" loext:opacity="100%" officeooo:rsid="005f27d7"/>
    </style:style>
    <style:style style:name="T117" style:family="text">
      <style:text-properties officeooo:rsid="0013b1f0"/>
    </style:style>
    <style:style style:name="T118" style:family="text">
      <style:text-properties style:text-underline-style="solid" style:text-underline-width="auto" style:text-underline-color="font-color" officeooo:rsid="0013b1f0"/>
    </style:style>
    <style:style style:name="T119" style:family="text">
      <style:text-properties style:text-underline-style="solid" style:text-underline-width="auto" style:text-underline-color="font-color" officeooo:rsid="001362f7"/>
    </style:style>
    <style:style style:name="T120" style:family="text">
      <style:text-properties style:text-underline-style="solid" style:text-underline-width="auto" style:text-underline-color="font-color" officeooo:rsid="000f8f6a"/>
    </style:style>
    <style:style style:name="T121" style:family="text">
      <style:text-properties style:text-underline-style="solid" style:text-underline-width="auto" style:text-underline-color="font-color" officeooo:rsid="0014442c"/>
    </style:style>
    <style:style style:name="T122" style:family="text">
      <style:text-properties style:text-underline-style="solid" style:text-underline-width="auto" style:text-underline-color="font-color" officeooo:rsid="0018c4ea"/>
    </style:style>
    <style:style style:name="T123" style:family="text">
      <style:text-properties style:text-underline-style="solid" style:text-underline-width="auto" style:text-underline-color="font-color" officeooo:rsid="001c6e04"/>
    </style:style>
    <style:style style:name="T124" style:family="text">
      <style:text-properties style:text-underline-style="solid" style:text-underline-width="auto" style:text-underline-color="font-color" officeooo:rsid="00509422"/>
    </style:style>
    <style:style style:name="T125" style:family="text">
      <style:text-properties style:text-underline-style="none" officeooo:rsid="001362f7"/>
    </style:style>
    <style:style style:name="T126" style:family="text">
      <style:text-properties style:text-underline-style="none" officeooo:rsid="003b41f1"/>
    </style:style>
    <style:style style:name="T127" style:family="text">
      <style:text-properties officeooo:rsid="0014442c"/>
    </style:style>
    <style:style style:name="T128" style:family="text">
      <style:text-properties officeooo:rsid="00145467"/>
    </style:style>
    <style:style style:name="T129" style:family="text">
      <style:text-properties officeooo:rsid="00155c6b"/>
    </style:style>
    <style:style style:name="T130" style:family="text">
      <style:text-properties officeooo:rsid="0016dd90"/>
    </style:style>
    <style:style style:name="T131" style:family="text">
      <style:text-properties officeooo:rsid="0018c4ea"/>
    </style:style>
    <style:style style:name="T132" style:family="text">
      <style:text-properties officeooo:rsid="001a20db"/>
    </style:style>
    <style:style style:name="T133" style:family="text">
      <style:text-properties officeooo:rsid="001c6e04"/>
    </style:style>
    <style:style style:name="T134" style:family="text">
      <style:text-properties officeooo:rsid="001d91d9"/>
    </style:style>
    <style:style style:name="T135" style:family="text">
      <style:text-properties officeooo:rsid="001ec6f4"/>
    </style:style>
    <style:style style:name="T136" style:family="text">
      <style:text-properties officeooo:rsid="00202faa"/>
    </style:style>
    <style:style style:name="T137" style:family="text">
      <style:text-properties officeooo:rsid="002104e7"/>
    </style:style>
    <style:style style:name="T138" style:family="text">
      <style:text-properties officeooo:rsid="0023e611"/>
    </style:style>
    <style:style style:name="T139" style:family="text">
      <style:text-properties officeooo:rsid="00254600"/>
    </style:style>
    <style:style style:name="T140" style:family="text">
      <style:text-properties officeooo:rsid="002b15d7"/>
    </style:style>
    <style:style style:name="T141" style:family="text">
      <style:text-properties officeooo:rsid="002db9f0"/>
    </style:style>
    <style:style style:name="T142" style:family="text">
      <style:text-properties officeooo:rsid="002f6e18"/>
    </style:style>
    <style:style style:name="T143" style:family="text">
      <style:text-properties fo:color="#2a6099" loext:opacity="100%"/>
    </style:style>
    <style:style style:name="T144" style:family="text">
      <style:text-properties fo:color="#2a6099" loext:opacity="100%" style:font-name="Futura Std Condensed"/>
    </style:style>
    <style:style style:name="T145" style:family="text">
      <style:text-properties fo:color="#2a6099" loext:opacity="100%" officeooo:rsid="005b5999"/>
    </style:style>
    <style:style style:name="T146" style:family="text">
      <style:text-properties fo:color="#2a6099" loext:opacity="100%" style:font-name="Futura Std Condensed Light" officeooo:rsid="005d8a45"/>
    </style:style>
    <style:style style:name="T147" style:family="text">
      <style:text-properties fo:color="#2a6099" loext:opacity="100%" officeooo:rsid="005d8a45"/>
    </style:style>
    <style:style style:name="T148" style:family="text">
      <style:text-properties officeooo:rsid="0030d81e"/>
    </style:style>
    <style:style style:name="T149" style:family="text">
      <style:text-properties officeooo:rsid="0031047f"/>
    </style:style>
    <style:style style:name="T150" style:family="text">
      <style:text-properties officeooo:rsid="00324fc3"/>
    </style:style>
    <style:style style:name="T151" style:family="text">
      <style:text-properties officeooo:rsid="0035b9c5"/>
    </style:style>
    <style:style style:name="T152" style:family="text">
      <style:text-properties officeooo:rsid="003600f1"/>
    </style:style>
    <style:style style:name="T153" style:family="text">
      <style:text-properties officeooo:rsid="003666e8"/>
    </style:style>
    <style:style style:name="T154" style:family="text">
      <style:text-properties style:font-name="Futura Std Condensed" officeooo:rsid="004190e1"/>
    </style:style>
    <style:style style:name="T155" style:family="text">
      <style:text-properties officeooo:rsid="003b41f1"/>
    </style:style>
    <style:style style:name="T156" style:family="text">
      <style:text-properties officeooo:rsid="004190e1"/>
    </style:style>
    <style:style style:name="T157" style:family="text">
      <style:text-properties officeooo:rsid="0048922a"/>
    </style:style>
    <style:style style:name="T158" style:family="text">
      <style:text-properties officeooo:rsid="002c96b5"/>
    </style:style>
    <style:style style:name="T159" style:family="text">
      <style:text-properties officeooo:rsid="004a78a6"/>
    </style:style>
    <style:style style:name="T160" style:family="text">
      <style:text-properties officeooo:rsid="004b5574"/>
    </style:style>
    <style:style style:name="T161" style:family="text">
      <style:text-properties officeooo:rsid="004e68bd"/>
    </style:style>
    <style:style style:name="T162" style:family="text">
      <style:text-properties officeooo:rsid="004f4fd7"/>
    </style:style>
    <style:style style:name="T163" style:family="text">
      <style:text-properties officeooo:rsid="004f7ac0"/>
    </style:style>
    <style:style style:name="T164" style:family="text">
      <style:text-properties officeooo:rsid="004ffb0c"/>
    </style:style>
    <style:style style:name="T165" style:family="text">
      <style:text-properties officeooo:rsid="00509422"/>
    </style:style>
    <style:style style:name="T166" style:family="text">
      <style:text-properties style:font-name="Futura Std Condensed Light" fo:font-size="16pt" officeooo:rsid="00509422" style:font-size-asian="16pt" style:font-size-complex="16pt"/>
    </style:style>
    <style:style style:name="T167" style:family="text">
      <style:text-properties style:font-name="Futura Std Condensed Light" fo:font-size="16pt" officeooo:rsid="0053acd1" style:font-size-asian="16pt" style:font-size-complex="16pt"/>
    </style:style>
    <style:style style:name="T168" style:family="text">
      <style:text-properties style:font-name="Futura Std Condensed Light" fo:font-size="16pt" officeooo:rsid="005b997c" style:font-size-asian="16pt" style:font-size-complex="16pt"/>
    </style:style>
    <style:style style:name="T169" style:family="text">
      <style:text-properties officeooo:rsid="005170e5"/>
    </style:style>
    <style:style style:name="T170" style:family="text">
      <style:text-properties fo:color="#3465a4" loext:opacity="100%" style:font-name="Futura Std Condensed" officeooo:rsid="0057759a"/>
    </style:style>
    <style:style style:name="T171" style:family="text">
      <style:text-properties fo:color="#3465a4" loext:opacity="100%" officeooo:rsid="0018b4d5"/>
    </style:style>
    <style:style style:name="T172" style:family="text">
      <style:text-properties officeooo:rsid="00530c9e"/>
    </style:style>
    <style:style style:name="T173" style:family="text">
      <style:text-properties officeooo:rsid="005a1c9b"/>
    </style:style>
    <style:style style:name="T174" style:family="text">
      <style:text-properties officeooo:rsid="005a3f3b"/>
    </style:style>
    <style:style style:name="T175" style:family="text">
      <style:text-properties officeooo:rsid="005ad40e"/>
    </style:style>
    <style:style style:name="T176" style:family="text">
      <style:text-properties officeooo:rsid="005b5999"/>
    </style:style>
    <style:style style:name="T177" style:family="text">
      <style:text-properties officeooo:rsid="005c7fa8"/>
    </style:style>
    <style:style style:name="T178" style:family="text">
      <style:text-properties officeooo:rsid="0058a901"/>
    </style:style>
    <style:style style:name="T179" style:family="text">
      <style:text-properties officeooo:rsid="005d8a45"/>
    </style:style>
    <style:style style:name="T180" style:family="text">
      <style:text-properties officeooo:rsid="00608b0f"/>
    </style:style>
    <style:style style:name="T181" style:family="text">
      <style:text-properties fo:font-size="16pt" style:font-size-asian="16pt" style:font-size-complex="16pt"/>
    </style:style>
    <style:style style:name="T182" style:family="text">
      <style:text-properties fo:font-size="16pt" style:text-underline-style="none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8"><text:span text:style-name="T4"><text:tab/></text:span><text:span text:style-name="T163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1">a</text:span><text:span text:style-name="T4">nd they want “blood”! </text:span><text:span text:style-name="T141">Alien</text:span> has to avoid <text:span text:style-name="T1">kids</text:span> in order to survive. Everything’s seen through a surveillance<text:span text:style-name="T141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7"><text:tab/><text:span text:style-name="T127">The game will be a</text:span><text:span text:style-name="T17"> </text:span><text:span text:style-name="T20">Top Down Shooter</text:span><text:span text:style-name="T90"> in </text:span><text:span text:style-name="T17">2D pixel art</text:span><text:span text:style-name="T127"> </text:span><text:span text:style-name="T137">style</text:span><text:span text:style-name="T127">.</text:span></text:p>
      <text:p text:style-name="P11"/>
      <text:p text:style-name="P11"><text:tab/>The game will<text:span text:style-name="T117"> probably </text:span>be in <text:span text:style-name="T6">German</text:span> (just because the title rocks in German). <text:span text:style-name="T161">We’ll </text:span><text:span text:style-name="T173">eventually </text:span><text:span text:style-name="T161">have to find people able to speak German fluently enough to record them for voices.</text:span></text:p>
      <text:p text:style-name="P11"/>
      <text:p text:style-name="P15"><text:tab/><text:span text:style-name="T27">1 player versus CPU</text:span><text:span text:style-name="T97">.</text:span></text:p>
      <text:p text:style-name="P11"/>
      <text:p text:style-name="P15"><text:tab/><text:span text:style-name="T32">1 difficulty level</text:span><text:span text:style-name="T97">.</text:span></text:p>
      <text:p text:style-name="P24"/>
      <text:p text:style-name="P24"><text:tab/><text:span text:style-name="T127">One</text:span> game last<text:span text:style-name="T135">s</text:span> <text:span text:style-name="T117">up to</text:span> <text:span text:style-name="T10">1 minute</text:span> (or a bit more <text:span text:style-name="T117">with luck as player will become “blind” at some point</text:span>). <text:span text:style-name="T164">Well. As long as the alien can survive, the game isn’t over but considering that </text:span><text:span text:style-name="T174">after </text:span><text:span text:style-name="T164">about 1 minute, the screen is black, I don’t think the game will last very long...</text:span></text:p>
      <text:p text:style-name="P12"/>
      <text:p text:style-name="P12"><text:tab/><text:span text:style-name="T117">The only thing that will </text:span><text:span text:style-name="T7">eventually</text:span><text:span text:style-name="T117"> be recorded is </text:span><text:span text:style-name="T16">HOW LONG YOU SURVIVE</text:span><text:span text:style-name="T117">! (only the best </text:span><text:span text:style-name="T127">time</text:span><text:span text:style-name="T117">). </text:span><text:span text:style-name="T156">We’ll give the length of the game but if it doesn’t break the record, then “</text:span><text:span text:style-name="T154">it’ll be lost for ever like tears in the rain</text:span><text:span text:style-name="T156">”!</text:span></text:p>
      <text:p text:style-name="P12"/>
      <text:p text:style-name="P12"><text:tab/><text:span text:style-name="T16">Nothing to gather</text:span><text:span text:style-name="T117">: no bonus, </text:span><text:span text:style-name="T161">no health, </text:span><text:span text:style-name="T117">no money, no points, </text:span><text:span text:style-name="T127">no weapon, no armor, </text:span><text:span text:style-name="T117">no nothing!</text:span></text:p>
      <text:p text:style-name="P12"/>
      <text:p text:style-name="P12"><text:tab/><text:span text:style-name="T10">“</text:span><text:span text:style-name="T44">C</text:span><text:span text:style-name="T26">ontact” with</text:span><text:span text:style-name="T18"> </text:span><text:span text:style-name="T44">enemies</text:span><text:span text:style-name="T18"> </text:span><text:span text:style-name="T26">deals </text:span><text:span text:style-name="T37">no</text:span><text:span text:style-name="T44"> </text:span><text:span text:style-name="T26">damage, </text:span><text:span text:style-name="T45">only </text:span><text:span text:style-name="T55">physical attacks/</text:span><text:span text:style-name="T45">projectiles/</text:span><text:span text:style-name="T49">weapons</text:span><text:span text:style-name="T45"> do.</text:span></text:p>
      <text:p text:style-name="P56">Aliens</text:p>
      <text:p text:style-name="P57"/>
      <text:p text:style-name="P32">Each alien will have a <text:span text:style-name="T174">female </text:span>German old fashioned name (only for fun)!</text:p>
      <text:p text:style-name="P25"/>
      <text:p text:style-name="P63"><text:span text:style-name="T92">The a</text:span><text:span text:style-name="T91">lien have</text:span><text:span text:style-name="T151"> 1000 hit points (HP)</text:span><text:span text:style-name="T91">.</text:span></text:p>
      <text:p text:style-name="P27"/>
      <text:p text:style-name="P27"><text:tab/><text:span text:style-name="T138">Each Alien has</text:span><text:span text:style-name="T4"> </text:span><text:span text:style-name="T11">1</text:span><text:span text:style-name="T10"> defensive </text:span><text:span text:style-name="T17">skill</text:span>:</text:p>
      <text:p text:style-name="P27"/>
      <text:p text:style-name="P27">- <text:span text:style-name="T10">Random teleportation</text:span></text:p>
      <text:p text:style-name="P27">- <text:span text:style-name="T10">Dash</text:span> <text:span text:style-name="T2">(</text:span><text:span text:style-name="T120">pass through </text:span><text:span text:style-name="T118">kids and attacks</text:span><text:span text:style-name="T2">)</text:span></text:p>
      <text:p text:style-name="P27">- <text:span text:style-name="T10">Repulsive “</text:span><text:span text:style-name="T12">explosions”</text:span></text:p>
      <text:p text:style-name="P27">- <text:span text:style-name="T10">Freezing </text:span><text:span text:style-name="T13">“</text:span><text:span text:style-name="T51">shock wave”</text:span></text:p>
      <text:p text:style-name="P27">- <text:span text:style-name="T15">Quick r</text:span><text:span text:style-name="T14">unner </text:span><text:span text:style-name="T77">(</text:span><text:span text:style-name="T80">permanent</text:span><text:span text:style-name="T77">)</text:span></text:p>
      <text:p text:style-name="P27">- <text:span text:style-name="T12">Force </text:span><text:span text:style-name="T51">f</text:span><text:span text:style-name="T12">ield</text:span><text:span text:style-name="T76"> </text:span><text:span text:style-name="T77">(repulsive effect </text:span><text:span text:style-name="T78">only on kids </text:span><text:span text:style-name="T76">–</text:span><text:span text:style-name="T78"> </text:span><text:span text:style-name="T79">not the attacks</text:span><text:span text:style-name="T77">)</text:span></text:p>
      <text:p text:style-name="P27">- <text:span text:style-name="T12">Time stop </text:span><text:span text:style-name="T77">(affects only the kids, </text:span><text:span text:style-name="T79">not the attacks</text:span><text:span text:style-name="T77"> – </text:span><text:span text:style-name="T79">long cool down</text:span><text:span text:style-name="T78">)</text:span></text:p>
      <text:p text:style-name="P27">- <text:span text:style-name="T15">Mirror images</text:span><text:span text:style-name="T74"> (</text:span><text:span text:style-name="T118">2</text:span><text:span text:style-name="T119"> to 4 mirror images</text:span><text:span text:style-name="T74"> start moving in random </text:span><text:span text:style-name="T117">opposite </text:span><text:span text:style-name="T74">straight line directions from the player attracting closest kids for </text:span><text:span text:style-name="T123">2</text:span><text:span text:style-name="T119"> to </text:span><text:span text:style-name="T118">1</text:span><text:span text:style-name="T119"> second</text:span><text:span text:style-name="T121">(</text:span><text:span text:style-name="T119">s</text:span><text:span text:style-name="T121">)</text:span><text:span text:style-name="T125"> – </text:span><text:span text:style-name="T118">less images means more time</text:span><text:span text:style-name="T74">)</text:span></text:p>
      <text:p text:style-name="P27">- <text:span text:style-name="T21">Dodger</text:span><text:span text:style-name="T131"> (hit box </text:span><text:span text:style-name="T162">size </text:span><text:span text:style-name="T131">reduced</text:span><text:span text:style-name="T77"> – </text:span><text:span text:style-name="T81">permanent</text:span><text:span text:style-name="T131">).</text:span></text:p>
      <text:p text:style-name="P27">- <text:span text:style-name="T21">Invisible</text:span><text:span text:style-name="T131"> (makes </text:span><text:span text:style-name="T122">enemies go away from where the player is</text:span><text:span text:style-name="T131"> when activating the skill for 2 or 3 seconds</text:span><text:span text:style-name="T77"> – </text:span><text:span text:style-name="T79">long cool down</text:span><text:span text:style-name="T131">).</text:span></text:p>
      <text:p text:style-name="P27">- <text:span text:style-name="T21">Shield</text:span><text:span text:style-name="T131"> (</text:span><text:span text:style-name="T124">invulnerable to attacks – any attack?</text:span><text:span text:style-name="T131">).</text:span></text:p>
      <text:p text:style-name="P27">- <text:span text:style-name="T21">Healthy</text:span><text:span text:style-name="T131"> (</text:span><text:span text:style-name="T162">20% </text:span><text:span text:style-name="T131">more hit points).</text:span></text:p>
      <text:p text:style-name="P27">- <text:span text:style-name="T22">Regeneration</text:span><text:span text:style-name="T132"> (permanent).</text:span></text:p>
      <text:p text:style-name="P27">- <text:span text:style-name="T23">Hand to hand </text:span><text:span text:style-name="T30">connoisseur</text:span><text:span text:style-name="T133"> (50% damage from short range but 200% damage from long range).</text:span></text:p>
      <text:p text:style-name="P27">- <text:span text:style-name="T23">Ranged </text:span><text:span text:style-name="T30">fighting connoisseur</text:span><text:span text:style-name="T133"> (50% damage from long range but 200% damage from short range).</text:span></text:p>
      <text:p text:style-name="P27">- <text:span text:style-name="T9">None!</text:span></text:p>
      <text:p text:style-name="P27"/>
      <text:p text:style-name="P27"><text:tab/><text:span text:style-name="T28">S</text:span><text:span text:style-name="T24">kill cool down is shown by the sprite outline color</text:span><text:span text:style-name="T106"> </text:span><text:span text:style-name="T104">(red means not ready)</text:span><text:span text:style-name="T134">.</text:span></text:p>
      <text:p text:style-name="P27"/>
      <text:p text:style-name="P27"><text:tab/><text:span text:style-name="T53">No HP shown on screen</text:span><text:span text:style-name="T172">.</text:span></text:p>
      <text:p text:style-name="P27"/>
      <text:p text:style-name="P18"><text:tab/>Each <text:span text:style-name="T10">“</text:span><text:span text:style-name="T28">skill</text:span><text:span text:style-name="T10">” has </text:span><text:span text:style-name="T43">its own</text:span><text:span text:style-name="T10"> cool down</text:span> (<text:span text:style-name="T117">duration</text:span> depending on the <text:span text:style-name="T127">skill</text:span>).</text:p>
      <text:p text:style-name="P18"/>
      <text:p text:style-name="P18"><text:tab/><text:span text:style-name="T52">Alien becomes invincible</text:span><text:span text:style-name="T8"> for 1 second after getting hit</text:span><text:span text:style-name="T169">.</text:span></text:p>
      <text:p text:style-name="P5">Enemies</text:p>
      <text:p text:style-name="P3"/>
      <text:p text:style-name="P34"><text:tab/><text:span text:style-name="T128">Here’s the list:</text:span></text:p>
      <text:p text:style-name="P34"/>
      <text:p text:style-name="P34">- <text:span text:style-name="T18">Throwing </text:span><text:span text:style-name="T24">B</text:span><text:span text:style-name="T18">ooger </text:span><text:span text:style-name="T24">K</text:span><text:span text:style-name="T18">ids</text:span><text:span text:style-name="T128"> (</text:span><text:span text:style-name="T151">slow </text:span><text:span text:style-name="T128">medium ranged explosives </text:span><text:span text:style-name="T134">with small effect area</text:span><text:span text:style-name="T128">):</text:span></text:p>
      <text:p text:style-name="P34"><text:tab/><text:span text:style-name="T151">Alien loses </text:span><text:span text:style-name="T56">1</text:span><text:span text:style-name="T30">00 </text:span><text:span text:style-name="T41">HP</text:span><text:span text:style-name="T151"> when hit.</text:span></text:p>
      <text:p text:style-name="P34"/>
      <text:p text:style-name="P34">- <text:span text:style-name="T18">Spitting </text:span><text:span text:style-name="T24">K</text:span><text:span text:style-name="T18">ids</text:span><text:span text:style-name="T128"> (</text:span><text:span text:style-name="T151">quick s</text:span><text:span text:style-name="T148">hort </text:span><text:span text:style-name="T128">ranged shooting).</text:span></text:p>
      <text:p text:style-name="P37"><text:tab/><text:span text:style-name="T151">Alien loses </text:span><text:span text:style-name="T56">5</text:span><text:span text:style-name="T49">0</text:span><text:span text:style-name="T30"> </text:span><text:span text:style-name="T41">HP</text:span><text:span text:style-name="T151"> when hit.</text:span></text:p>
      <text:p text:style-name="P37"/>
      <text:p text:style-name="P34">- <text:span text:style-name="T18">Kids </text:span><text:span text:style-name="T24">W</text:span><text:span text:style-name="T18">ith </text:span><text:span text:style-name="T24">S</text:span><text:span text:style-name="T18">ticks</text:span><text:span text:style-name="T128"> (</text:span><text:span text:style-name="T151">very quick </text:span><text:span text:style-name="T142">hand to hand</text:span><text:span text:style-name="T128"> attack).</text:span></text:p>
      <text:p text:style-name="P37"><text:tab/><text:span text:style-name="T151">Alien loses </text:span><text:span text:style-name="T56">25</text:span><text:span text:style-name="T30"> </text:span><text:span text:style-name="T41">HP</text:span><text:span text:style-name="T151"> when hit.</text:span></text:p>
      <text:p text:style-name="P37"/>
      <text:p text:style-name="P38">- <text:span text:style-name="T51">Crying </text:span><text:span text:style-name="T25">Kids</text:span><text:span text:style-name="T136"> </text:span><text:span text:style-name="T165">run randomly then stop to cry</text:span><text:span text:style-name="T136">. </text:span><text:span text:style-name="T165">If the alien is close enough, kick him. </text:span><text:span text:style-name="T169">Resume routine.</text:span></text:p>
      <text:p text:style-name="P38"><text:tab/><text:span text:style-name="T151">Alien loses </text:span><text:span text:style-name="T56">75</text:span><text:span text:style-name="T30"> </text:span><text:span text:style-name="T41">HP</text:span><text:span text:style-name="T151"> </text:span><text:span text:style-name="T169">when hit</text:span><text:span text:style-name="T152">.</text:span></text:p>
      <text:p text:style-name="P37"/>
      <text:p text:style-name="P34">- <text:span text:style-name="T24">Vomiting </text:span><text:span text:style-name="T25">K</text:span><text:span text:style-name="T24">ids</text:span><text:span text:style-name="T134"> (</text:span><text:span text:style-name="T151">slow </text:span><text:span text:style-name="T134">long range attacks with large effect area). </text:span><text:span text:style-name="T169">Wandering, then vomiting somewhere there space for the puddle, then resuming… The vomit puddle generate an area that everybody’s running away from.</text:span></text:p>
      <text:p text:style-name="P38"><text:tab/><text:span text:style-name="T151">Alien loses </text:span><text:span text:style-name="T30">5</text:span><text:span text:style-name="T49">0</text:span><text:span text:style-name="T30"> </text:span><text:span text:style-name="T41">HP per second</text:span><text:span text:style-name="T151"> when walking in the vomit puddle until exiting it. </text:span><text:span text:style-name="T152">He also takes decreasing damages</text:span><text:span text:style-name="T169"> </text:span><text:span text:style-name="T152">for up to 2 seconds </text:span><text:span text:style-name="T169">(</text:span><text:span text:style-name="T52">25HP </text:span><text:span text:style-name="T56">the first second</text:span><text:span text:style-name="T52">, then 10HP</text:span><text:span text:style-name="T169">) </text:span><text:span text:style-name="T152">after exiting the area.</text:span></text:p>
      <text:p text:style-name="P34"/>
      <text:p text:style-name="P34">- <text:span text:style-name="T19">T</text:span><text:span text:style-name="T56">he t</text:span><text:span text:style-name="T10">eacher </text:span><text:span text:style-name="T113">walk</text:span><text:span text:style-name="T75">ing randomly.</text:span> <text:span text:style-name="T176">When </text:span><text:span text:style-name="T129">close </text:span><text:span text:style-name="T176">enough </text:span><text:span text:style-name="T129">to the alien </text:span><text:span text:style-name="T176">and kids involved in the fight,</text:span><text:span text:style-name="T129"> </text:span><text:span text:style-name="T176">starts running to </text:span>try to stop the mess <text:span text:style-name="T129">(</text:span><text:span text:style-name="T169">she</text:span><text:span text:style-name="T130"> </text:span><text:span text:style-name="T169">is an</text:span><text:span text:style-name="T130"> </text:span><text:span text:style-name="T129">obstacle: run</text:span><text:span text:style-name="T130">ning</text:span><text:span text:style-name="T129"> then stop</text:span><text:span text:style-name="T130">ping,</text:span><text:span text:style-name="T129"> trying to calm things down </text:span><text:span text:style-name="T159">staying between kid</text:span><text:span text:style-name="T169">s</text:span><text:span text:style-name="T159"> and alien </text:span><text:span text:style-name="T129">then </text:span><text:span text:style-name="T157">going away and </text:span><text:span text:style-name="T159">finally </text:span><text:span text:style-name="T129">resum</text:span><text:span text:style-name="T159">ing</text:span><text:span text:style-name="T129">… </text:span><text:span text:style-name="T145">I don’t know if she should give up and go away for a while if a never ending fight happens</text:span><text:span text:style-name="T129">).</text:span></text:p>
      <text:p text:style-name="P34"/>
      <text:p text:style-name="P34"><text:tab/><text:span text:style-name="T42">Kids with sticks</text:span><text:span text:style-name="T153"> and </text:span><text:span text:style-name="T42">Spitting Kids</text:span><text:span text:style-name="T153"> represent </text:span><text:span text:style-name="T42">50% of the enemies</text:span><text:span text:style-name="T114"> </text:span><text:span text:style-name="T113">(and kids with sticks are </text:span><text:span text:style-name="T115">66</text:span><text:span text:style-name="T113">% of that proportion)</text:span><text:span text:style-name="T153">.</text:span></text:p>
      <text:p text:style-name="P59">Technically</text:p>
      <text:p text:style-name="P58"/>
      <text:p text:style-name="P60"><text:tab/><text:span text:style-name="T65">Animations at </text:span><text:span text:style-name="T66">3</text:span><text:span text:style-name="T65">s</text:span><text:span text:style-name="T166"> </text:span><text:span text:style-name="T167">(</text:span><text:span text:style-name="T168">just like Domestique Baston</text:span><text:span text:style-name="T167">).</text:span></text:p>
      <text:p text:style-name="P29"/>
      <text:p text:style-name="P19"><text:tab/><text:span text:style-name="T126">There are </text:span><text:span text:style-name="T47">two options for building game map(s)</text:span><text:span text:style-name="T126">:</text:span></text:p>
      <text:p text:style-name="P19"><text:tab/>- <text:span text:style-name="T38">A whole hand painted </text:span><text:span text:style-name="T39">(</text:span><text:span text:style-name="T38">and animated</text:span><text:span text:style-name="T39">)</text:span><text:span text:style-name="T38"> map</text:span><text:span text:style-name="T155">.</text:span></text:p>
      <text:p text:style-name="P30"/>
      <text:p text:style-name="P29"><text:tab/><text:span text:style-name="T143">Every game </text:span><text:span text:style-name="T144">starts from a random point in the area</text:span><text:span text:style-name="T143">. Spawning points could possibly be established before hand.</text:span></text:p>
      <text:p text:style-name="P29"/>
      <text:p text:style-name="P29"><text:tab/><text:span text:style-name="T31">Camera bug </text:span><text:span text:style-name="T46">effects</text:span><text:span text:style-name="T31"> </text:span><text:span text:style-name="T56">constantly evolve</text:span><text:span text:style-name="T139"> </text:span><text:span text:style-name="T177">and</text:span><text:span text:style-name="T139"> </text:span><text:span text:style-name="T31">the last effect (screen shutdown) always happen</text:span><text:span text:style-name="T60">s</text:span><text:span text:style-name="T31"> just after 1 minute </text:span><text:span text:style-name="T56">or a bit more..</text:span><text:span text:style-name="T31">.</text:span></text:p>
      <text:p text:style-name="P26"/>
      <text:p text:style-name="P23"><text:tab/><text:span text:style-name="T26">A</text:span><text:span text:style-name="T10">lien</text:span> <text:span text:style-name="T142">and </text:span><text:span text:style-name="T35">Enemies</text:span><text:span text:style-name="T142"> </text:span><text:span text:style-name="T150">have</text:span> <text:span text:style-name="T35">8</text:span><text:span text:style-name="T10"> </text:span><text:span text:style-name="T29">action </text:span><text:span text:style-name="T10">direction</text:span><text:span text:style-name="T29">s</text:span><text:span text:style-name="T89">.</text:span></text:p>
      <text:p text:style-name="P49"/>
      <text:p text:style-name="P14"><text:span text:style-name="T89"><text:tab/></text:span><text:span text:style-name="T101">A</text:span><text:span text:style-name="T82">lien animations (</text:span><text:span text:style-name="T36">left</text:span><text:span text:style-name="T82"> and </text:span><text:span text:style-name="T36">right</text:span><text:span text:style-name="T82"> are </text:span><text:span text:style-name="T36">flopped animations</text:span><text:span text:style-name="T82">, </text:span><text:span text:style-name="T36">up/left</text:span><text:span text:style-name="T82"> and </text:span><text:span text:style-name="T36">up/right</text:span><text:span text:style-name="T82"> are </text:span><text:span text:style-name="T36">flopped animations</text:span><text:span text:style-name="T82"> and </text:span><text:span text:style-name="T36">down/left</text:span><text:span text:style-name="T82"> and </text:span><text:span text:style-name="T36">down/right</text:span><text:span text:style-name="T82"> are also </text:span><text:span text:style-name="T36">flopped animations</text:span><text:span text:style-name="T82">):</text:span></text:p>
      <text:p text:style-name="P13"><text:span text:style-name="T33"><text:tab/>8</text:span><text:span text:style-name="T32"> Move </text:span><text:span text:style-name="T51">(run) </text:span><text:span text:style-name="T32">direction</text:span><text:span text:style-name="T28">s</text:span></text:p>
      <text:p text:style-name="P13"><text:span text:style-name="T33"><text:tab/>8</text:span><text:span text:style-name="T170"> </text:span><text:span text:style-name="T32">Idle direction</text:span><text:span text:style-name="T28">s</text:span></text:p>
      <text:p text:style-name="P13"><text:span text:style-name="T28"><text:tab/></text:span><text:span text:style-name="T35">8 </text:span><text:span text:style-name="T29">G</text:span><text:span text:style-name="T35">etting </text:span><text:span text:style-name="T29">H</text:span><text:span text:style-name="T35">it directions</text:span></text:p>
      <text:p text:style-name="P13"><text:span text:style-name="T33"><text:tab/>8</text:span><text:span text:style-name="T32"> </text:span><text:span text:style-name="T29">D</text:span><text:span text:style-name="T32">eath </text:span><text:span text:style-name="T29">D</text:span><text:span text:style-name="T32">irection</text:span><text:span text:style-name="T28">s</text:span></text:p>
      <text:p text:style-name="P50"/>
      <text:p text:style-name="P14"><text:span text:style-name="T96"><text:tab/></text:span><text:span text:style-name="T86">Enemies </text:span><text:span text:style-name="T88">(kids) </text:span><text:span text:style-name="T86">animations </text:span><text:span text:style-name="T82">(</text:span><text:span text:style-name="T36">left</text:span><text:span text:style-name="T82"> and </text:span><text:span text:style-name="T36">right</text:span><text:span text:style-name="T82"> are </text:span><text:span text:style-name="T36">flopped animations</text:span><text:span text:style-name="T82">, </text:span><text:span text:style-name="T36">up/left</text:span><text:span text:style-name="T82"> and </text:span><text:span text:style-name="T36">up/right</text:span><text:span text:style-name="T82"> are </text:span><text:span text:style-name="T36">flopped animations</text:span><text:span text:style-name="T82"> and </text:span><text:span text:style-name="T36">down/left</text:span><text:span text:style-name="T82"> and </text:span><text:span text:style-name="T36">down/right</text:span><text:span text:style-name="T82"> are also </text:span><text:span text:style-name="T36">flopped animations</text:span><text:span text:style-name="T82">):</text:span></text:p>
      <text:p text:style-name="P21"><text:span text:style-name="T95"><text:tab/></text:span><text:span text:style-name="T28">8 move </text:span><text:span text:style-name="T59">(run – vomiting and crying kids are walking) </text:span><text:span text:style-name="T28">directions</text:span></text:p>
      <text:p text:style-name="P62"><text:tab/>8 attack directions</text:p>
      <text:p text:style-name="P62"><text:tab/>8 Idle directions</text:p>
      <text:p text:style-name="P61"><text:span text:style-name="T5"><text:tab/>8 </text:span><text:span text:style-name="T68">waving</text:span><text:span text:style-name="T5"> directions </text:span><text:span text:style-name="T93">(when two kids face each other, they </text:span><text:span text:style-name="T94">forget about the alien and </text:span><text:span text:style-name="T93">stop </text:span><text:span text:style-name="T94">running</text:span><text:span text:style-name="T93"> then wave at each other </text:span><text:span text:style-name="T94">for a couple of seconds </text:span><text:span text:style-name="T93">then resume moving)</text:span><text:span text:style-name="T68"> – </text:span><text:span text:style-name="T69">only </text:span><text:span text:style-name="T70">throwing booger </text:span><text:span text:style-name="T71">kids</text:span><text:span text:style-name="T70">, spitting </text:span><text:span text:style-name="T71">kids </text:span><text:span text:style-name="T70">and </text:span><text:span text:style-name="T69">kids </text:span><text:span text:style-name="T70">with sticks</text:span><text:span text:style-name="T72">.</text:span></text:p>
      <text:p text:style-name="P22"/>
      <text:p text:style-name="P23"><text:span text:style-name="T105"><text:tab/></text:span><text:span text:style-name="T87">Teacher </text:span><text:span text:style-name="T86">animations </text:span><text:span text:style-name="T82">(</text:span><text:span text:style-name="T36">left</text:span><text:span text:style-name="T82"> and </text:span><text:span text:style-name="T36">right</text:span><text:span text:style-name="T82"> are </text:span><text:span text:style-name="T36">flopped animations</text:span><text:span text:style-name="T82">, </text:span><text:span text:style-name="T36">up/left</text:span><text:span text:style-name="T82"> and </text:span><text:span text:style-name="T36">up/right</text:span><text:span text:style-name="T82"> are </text:span><text:span text:style-name="T36">flopped animations</text:span><text:span text:style-name="T82"> and </text:span><text:span text:style-name="T36">down/left</text:span><text:span text:style-name="T82"> and </text:span><text:span text:style-name="T36">down/right</text:span><text:span text:style-name="T82"> are also </text:span><text:span text:style-name="T36">flopped animations</text:span><text:span text:style-name="T82">):</text:span></text:p>
      <text:p text:style-name="P20"><text:span text:style-name="T111"><text:tab/></text:span><text:span text:style-name="T28">8 </text:span><text:span text:style-name="T57">run</text:span><text:span text:style-name="T28"> directions</text:span></text:p>
      <text:p text:style-name="P20"><text:span text:style-name="T28"><text:tab/></text:span><text:span text:style-name="T57">8 walk directions</text:span></text:p>
      <text:p text:style-name="P51"><text:tab/><text:span text:style-name="T28">8 “</text:span><text:span text:style-name="T57">stop fighting”</text:span><text:span text:style-name="T28"> directions</text:span></text:p>
      <text:p text:style-name="P51"/>
      <text:p text:style-name="P16"><text:soft-page-break/><text:span text:style-name="T97"><text:tab/></text:span><text:span text:style-name="T83">Enem</text:span><text:span text:style-name="T88">y</text:span><text:span text:style-name="T83"> behavior</text:span><text:span text:style-name="T88">s</text:span><text:span text:style-name="T83">:</text:span></text:p>
      <text:p text:style-name="P52"/>
      <text:p text:style-name="P31"><text:span text:style-name="T75"><text:tab/>Followers </text:span><text:span text:style-name="T99">and stoppers and followers, etc.:</text:span></text:p>
      <text:p text:style-name="P35"><text:span text:style-name="T18"><text:tab/><text:tab/>Throwing </text:span><text:span text:style-name="T24">B</text:span><text:span text:style-name="T18">ooger </text:span><text:span text:style-name="T24">K</text:span><text:span text:style-name="T18">ids</text:span></text:p>
      <text:p text:style-name="P36"><text:span text:style-name="T18"><text:tab/><text:tab/>Spitting </text:span><text:span text:style-name="T24">K</text:span><text:span text:style-name="T18">ids</text:span></text:p>
      <text:p text:style-name="P36"><text:span text:style-name="T18"><text:tab/></text:span><text:span text:style-name="T98">Followers:</text:span></text:p>
      <text:p text:style-name="P35"><text:span text:style-name="T18"><text:tab/><text:tab/>Kids </text:span><text:span text:style-name="T24">W</text:span><text:span text:style-name="T18">ith </text:span><text:span text:style-name="T24">S</text:span><text:span text:style-name="T18">ticks</text:span></text:p>
      <text:p text:style-name="P35"><text:span text:style-name="T25"><text:tab/></text:span><text:span text:style-name="T116">Somewhat r</text:span><text:span text:style-name="T110">andom</text:span><text:span text:style-name="T98">:</text:span></text:p>
      <text:p text:style-name="P35"><text:span text:style-name="T98"><text:tab/><text:tab/></text:span><text:span text:style-name="T24">Vomiting </text:span><text:span text:style-name="T25">K</text:span><text:span text:style-name="T24">ids</text:span></text:p>
      <text:p text:style-name="P35"><text:span text:style-name="T24"><text:tab/><text:tab/></text:span><text:span text:style-name="T54">Crying Kids</text:span></text:p>
      <text:p text:style-name="P35"><text:span text:style-name="T24"><text:tab/></text:span><text:span text:style-name="T98"><text:tab/></text:span><text:span text:style-name="T19">T</text:span><text:span text:style-name="T10">eacher</text:span></text:p>
      <text:p text:style-name="P64"/>
      <text:p text:style-name="P44"><text:tab/><text:span text:style-name="T40">At the beginning of a game, several kids are already in the place playing Idle </text:span><text:span text:style-name="T57">(or waving </text:span><text:span text:style-name="T62">if applying</text:span><text:span text:style-name="T57">) </text:span><text:span text:style-name="T62">or running</text:span><text:span text:style-name="T40"> animation. </text:span><text:span text:style-name="T58">No teacher</text:span><text:span text:style-name="T175">.</text:span></text:p>
      <text:p text:style-name="P44"/>
      <text:p text:style-name="P45"><text:span text:style-name="T140"><text:tab/></text:span><text:span text:style-name="T34">Enemies detection colliders will have a somewhat random size</text:span><text:span text:style-name="T158">.</text:span></text:p>
      <text:p text:style-name="P48"/>
      <text:p text:style-name="P45"><text:span text:style-name="T158"><text:tab/></text:span><text:span text:style-name="T46">After a kid </text:span><text:span text:style-name="T58">hits (physical/weapon attack)</text:span><text:span text:style-name="T46"> </text:span><text:span text:style-name="T58">the</text:span><text:span text:style-name="T46"> alien, he tends to go away for </text:span><text:span text:style-name="T54">2</text:span><text:span text:style-name="T50"> to </text:span><text:span text:style-name="T58">3</text:span><text:span text:style-name="T50"> seconds</text:span><text:span text:style-name="T157">.</text:span></text:p>
      <text:p text:style-name="P45"/>
      <text:p text:style-name="P45"><text:tab/><text:span text:style-name="T46">Kids </text:span><text:span text:style-name="T61">and teacher </text:span><text:span text:style-name="T46">spawn from </text:span><text:span text:style-name="T54">outside of the screen</text:span><text:span text:style-name="T178">.</text:span></text:p>
      <text:p text:style-name="P45"/>
      <text:p text:style-name="P45"><text:tab/><text:span text:style-name="T48">Kids are slower than </text:span><text:span text:style-name="T58">the </text:span><text:span text:style-name="T48">alien</text:span><text:span text:style-name="T160"> and </text:span><text:span text:style-name="T175">the </text:span><text:span text:style-name="T48">teacher </text:span><text:span text:style-name="T58">is</text:span><text:span text:style-name="T48"> faster than </text:span><text:span text:style-name="T58">the </text:span><text:span text:style-name="T48">alien</text:span><text:span text:style-name="T160">.</text:span></text:p>
      <text:p text:style-name="P45"/>
      <text:p text:style-name="P47"><text:tab/><text:span text:style-name="T179">Just in case it wasn’t obvious, </text:span><text:span text:style-name="T61">spit</text:span><text:span text:style-name="T63">s</text:span><text:span text:style-name="T61">, vomit </text:span><text:span text:style-name="T63">puddles </text:span><text:span text:style-name="T61">and boogers don’t affect kids </text:span><text:span text:style-name="T63">and teacher</text:span><text:span text:style-name="T61">!</text:span></text:p>
      <text:p text:style-name="P47"/>
      <text:p text:style-name="P47"><text:span text:style-name="T147"><text:tab/></text:span><text:span text:style-name="T63">K</text:span><text:span text:style-name="T61">ids </text:span><text:span text:style-name="T63">and teacher avoid</text:span><text:span text:style-name="T61"> vomit puddles.</text:span></text:p>
      <text:p text:style-name="P54"/>
      <text:p text:style-name="P55"><text:tab/><text:span text:style-name="T67">Kids have </text:span><text:span text:style-name="T73">3 </text:span><text:span text:style-name="T67">colliders</text:span><text:span text:style-name="T73"> (2 for non waving kids)</text:span><text:span text:style-name="T67">:</text:span></text:p>
      <text:p text:style-name="P46"><text:span text:style-name="T179"><text:tab/><text:tab/></text:span><text:span text:style-name="T61">1 obstacle collider</text:span><text:span text:style-name="T179"> (for background, vomit, kids, the teacher and the alien).</text:span></text:p>
      <text:p text:style-name="P46"><text:tab/><text:tab/><text:span text:style-name="T61">1 alien detection collider</text:span><text:span text:style-name="T179">.</text:span></text:p>
      <text:p text:style-name="P46"><text:tab/><text:tab/><text:span text:style-name="T61">1 waving collider </text:span><text:span text:style-name="T179">(for kids having a waving animation, of course).</text:span></text:p>
      <text:p text:style-name="P46"/>
      <text:p text:style-name="P46"><text:tab/><text:span text:style-name="T63">The teacher has 2 colliders:</text:span></text:p>
      <text:p text:style-name="P47"><text:tab/><text:tab/><text:span text:style-name="T61">1 obstacle collider</text:span><text:span text:style-name="T179"> (for background, vomit, kids and the alien).</text:span></text:p>
      <text:p text:style-name="P47"><text:span text:style-name="T179"><text:tab/><text:tab/></text:span><text:span text:style-name="T61">1 </text:span><text:span text:style-name="T64">fight (!)</text:span><text:span text:style-name="T61"> detection collider</text:span><text:span text:style-name="T179">.</text:span></text:p>
      <text:p text:style-name="P47"><text:soft-page-break/></text:p>
      <text:p text:style-name="P47"><text:tab/><text:span text:style-name="T63">The alien has 2 colliders:</text:span></text:p>
      <text:p text:style-name="P47"><text:tab/><text:tab/><text:span text:style-name="T63">1 obstacle collider</text:span><text:span text:style-name="T61"> </text:span><text:span text:style-name="T179">(for background, kids </text:span><text:span text:style-name="T180">and</text:span><text:span text:style-name="T179"> the teacher).</text:span></text:p>
      <text:p text:style-name="P47"><text:tab/><text:tab/><text:span text:style-name="T63">1 “get hit” collider</text:span><text:span text:style-name="T180">.</text:span></text:p>
      <text:p text:style-name="P47"><text:tab/><text:tab/><text:tab/><text:tab/></text:p>
      <text:p text:style-name="P68">I very probably forgot some...</text:p>
      <text:p text:style-name="P4">Options</text:p>
      <text:p text:style-name="P33"/>
      <text:p text:style-name="P42"><text:tab/><text:span text:style-name="T149">Adding 1</text:span><text:span text:style-name="T107"> </text:span><text:span text:style-name="T102">more </text:span><text:span text:style-name="T107">difficulty mode </text:span><text:span text:style-name="T100">to the normal one</text:span><text:span text:style-name="T107">: </text:span><text:span text:style-name="T84">Super Hyper Mega </text:span><text:span text:style-name="T85">Hardcore</text:span><text:span text:style-name="T107"> (more enemies moving and attacking quickly, nerfed alien skills, slower alien, </text:span><text:span text:style-name="T103">enemies dealing more damages</text:span><text:span text:style-name="T107">).</text:span></text:p>
      <text:p text:style-name="P41"><text:span text:style-name="T107"><text:tab/></text:span><text:span text:style-name="T108">Up to 4 </text:span><text:span text:style-name="T109">alien</text:span><text:span text:style-name="T101">s</text:span><text:span text:style-name="T108"> simultaneously </text:span><text:span text:style-name="T112">(bigger map)</text:span><text:span text:style-name="T108">.</text:span></text:p>
      <text:p text:style-name="P43"><text:span text:style-name="T75"><text:tab/></text:span><text:span text:style-name="T100">O</text:span><text:span text:style-name="T75">nline mode.</text:span></text:p>
      <text:p text:style-name="P43"><text:span text:style-name="T89"><text:tab/></text:span><text:span text:style-name="T127">Adding new alien</text:span><text:span text:style-name="T164">s</text:span><text:span text:style-name="T127"> </text:span><text:span text:style-name="T149">(</text:span><text:span text:style-name="T138">with new skills</text:span><text:span text:style-name="T149">)</text:span><text:span text:style-name="T138"> </text:span><text:span text:style-name="T127">would be great.</text:span></text:p>
      <text:p text:style-name="P40"><text:tab/><text:span text:style-name="T127">Adding new </text:span>enemies<text:span text:style-name="T127"> </text:span><text:span text:style-name="T149">(with new behaviors) </text:span><text:span text:style-name="T127">would be great </text:span>too<text:span text:style-name="T127">.</text:span></text:p>
      <text:p text:style-name="P40"><text:tab/><text:span text:style-name="T171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3"><text:span text:style-name="T182">Assets from Animallogic: </text:span><text:a xlink:type="simple" xlink:href="https://animallogic.com/alab/" text:style-name="Internet_20_link" text:visited-style-name="Visited_20_Internet_20_Link"><text:span text:style-name="T181">http://animallogic.com/alab/</text:span></text:a></text:p>
      <text:p text:style-name="P53"><text:span text:style-name="T182">Monsterama from Iconian Fonts: </text:span><text:a xlink:type="simple" xlink:href="http://www.iconian.com/" text:style-name="Internet_20_link" text:visited-style-name="Visited_20_Internet_20_Link"><text:span text:style-name="T181">http://www.iconian.com/</text:span></text:a></text:p>
      <text:p text:style-name="P53"><text:span text:style-name="T182">Sound from Mixkit.co: </text:span><text:a xlink:type="simple" xlink:href="http://mixkit.co/" text:style-name="Internet_20_link" text:visited-style-name="Visited_20_Internet_20_Link"><text:span text:style-name="T181">http://mixkit.co/</text:span></text:a></text:p>
      <text:p text:style-name="P67">Did we forget something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18T16:15:00.372000000</dc:date>
    <meta:editing-duration>PT4H59M57S</meta:editing-duration>
    <meta:editing-cycles>60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3" meta:word-count="1223" meta:character-count="7288" meta:non-whitespace-character-count="6076"/>
  </office:meta>
</office:document-meta>
</file>